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rsid="00077e09" officeooo:paragraph-rsid="00077e09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rsid="00077e09" officeooo:paragraph-rsid="00077e09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rsid="00077e09" officeooo:paragraph-rsid="00077e09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fo:font-weight="bold" officeooo:rsid="00077e09" officeooo:paragraph-rsid="00077e09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СЕВАСТОПОЛЬСКИЙ ГОСУДАРСТВЕННЫЙ УНИВЕРСИТЕТ»</text:p>
      <text:p text:style-name="P3"/>
      <text:p text:style-name="P1">Институт информационных технологий</text:p>
      <text:p text:style-name="P1"/>
      <text:p text:style-name="P1">кафедра «Информационные системы»</text:p>
      <text:p text:style-name="P1"/>
      <text:p text:style-name="P2"/>
      <text:p text:style-name="P2"/>
      <text:p text:style-name="P2"/>
      <text:p text:style-name="P1">Лабораторная работа №1</text:p>
      <text:p text:style-name="P1">«»</text:p>
      <text:p text:style-name="P1">по дисциплине «Теория принятия решений»</text:p>
      <text:p text:style-name="P1"/>
      <text:p text:style-name="P1"/>
      <text:p text:style-name="P1"/>
      <text:p text:style-name="P1"/>
      <text:p text:style-name="P1"/>
      <text:p text:style-name="P4">Выполнил: <text:span text:style-name="T1">ст. гр. ИС/Б-20-1-о </text:span></text:p>
      <text:p text:style-name="P4"><text:span text:style-name="T1">Галенин А.К. <text:s text:c="30"/></text:span></text:p>
      <text:p text:style-name="P4">Проверил: <text:span text:style-name="T1">Кротов К.В. <text:s text:c="12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Севастополь</text:p>
      <text:p text:style-name="P1">2023 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2:19:06.852396282</meta:creation-date>
    <dc:date>2023-02-15T22:25:31.607086867</dc:date>
    <meta:editing-duration>PT6M25S</meta:editing-duration>
    <meta:editing-cycles>1</meta:editing-cycles>
    <meta:document-statistic meta:table-count="0" meta:image-count="0" meta:object-count="0" meta:page-count="1" meta:paragraph-count="11" meta:word-count="44" meta:character-count="447" meta:non-whitespace-character-count="369"/>
    <meta:generator>LibreOffice/7.0.4.2$Linux_X86_64 LibreOffice_project/00$Build-2</meta:generator>
  </office:meta>
</office:document-meta>
</file>